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79cm"/>
    </style:style>
    <style:style style:name="co2" style:family="table-column">
      <style:table-column-properties fo:break-before="auto" style:column-width="17.791cm"/>
    </style:style>
    <style:style style:name="co3" style:family="table-column">
      <style:table-column-properties fo:break-before="auto" style:column-width="3.531cm"/>
    </style:style>
    <style:style style:name="co4" style:family="table-column">
      <style:table-column-properties fo:break-before="auto" style:column-width="4.105cm"/>
    </style:style>
    <style:style style:name="co5" style:family="table-column">
      <style:table-column-properties fo:break-before="auto" style:column-width="4.3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color="#f10d0c" style:font-name="Liberation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cm"/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Liberation Sans" fo:font-size="12pt" style:font-size-asian="12pt" style:font-size-complex="12pt"/>
    </style:style>
    <style:style style:name="ce12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fo:color="#f10d0c" style:font-name="Liberation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1"/>
        <table:table-column table:style-name="co2" table:default-cell-style-name="ce11"/>
        <table:table-column table:style-name="co3" table:default-cell-style-name="ce14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Partie</text:p>
          </table:table-cell>
          <table:table-cell table:style-name="ce8" office:value-type="string" calcext:value-type="string">
            <text:p>Page</text:p>
          </table:table-cell>
          <table:table-cell table:style-name="ce12" office:value-type="string" calcext:value-type="string">
            <text:p>Tâche</text:p>
          </table:table-cell>
          <table:table-cell table:style-name="ce8" office:value-type="string" calcext:value-type="string">
            <text:p>Estimation (h)</text:p>
          </table:table-cell>
          <table:table-cell table:style-name="ce8" office:value-type="string" calcext:value-type="string">
            <text:p>Temps passé (h)</text:p>
          </table:table-cell>
          <table:table-cell table:style-name="ce8" office:value-type="string" calcext:value-type="string">
            <text:p>Temps restant (h)</text:p>
          </table:table-cell>
          <table:table-cell table:style-name="ce14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 office:value-type="string" calcext:value-type="string">
            <text:p>EntryPoint</text:p>
          </table:table-cell>
          <table:table-cell table:style-name="ce9" office:value-type="string" calcext:value-type="string">
            <text:p>- module entry point -&gt; user input phone number -&gt; get user id -&gt; save id into the storage</text:p>
          </table:table-cell>
          <table:table-cell table:style-name="ce15" office:value-type="string" calcext:value-type="string">
            <text:p>1 hr</text:p>
          </table:table-cell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 office:value-type="string" calcext:value-type="string">
            <text:p>routeAuthGard</text:p>
          </table:table-cell>
          <table:table-cell table:style-name="ce9" office:value-type="string" calcext:value-type="string">
            <text:p>- all routes should have authguard -&gt; check if user_id is set or not</text:p>
          </table:table-cell>
          <table:table-cell table:style-name="ce15" office:value-type="string" calcext:value-type="string">
            <text:p>30 mn</text:p>
          </table:table-cell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9" office:value-type="string" calcext:value-type="string">
            <text:p>- create the URL development variables</text:p>
          </table:table-cell>
          <table:table-cell table:style-name="ce15" office:value-type="string" calcext:value-type="string">
            <text:p>5 mn</text:p>
          </table:table-cell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9" office:value-type="string" calcext:value-type="string">
            <text:p>- mobile money service <text:span text:style-name="T1">(</text:span>deposit, withdraw, transfer<text:span text:style-name="T1">)</text:span></text:p>
          </table:table-cell>
          <table:table-cell table:style-name="ce15" office:value-type="string" calcext:value-type="string">
            <text:p>30 mn</text:p>
          </table:table-cell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9" office:value-type="string" calcext:value-type="string">
            <text:p>- credit service <text:span text:style-name="T1">(</text:span>buy, tranfser<text:span text:style-name="T1">)</text:span></text:p>
          </table:table-cell>
          <table:table-cell table:style-name="ce15" office:value-type="string" calcext:value-type="string">
            <text:p>30 mn</text:p>
          </table:table-cell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9" office:value-type="string" calcext:value-type="string">
            <text:p>- appel service <text:span text:style-name="T1">(</text:span>call<text:span text:style-name="T1">)</text:span></text:p>
          </table:table-cell>
          <table:table-cell table:style-name="ce15" office:value-type="string" calcext:value-type="string">
            <text:p>15 mn</text:p>
          </table:table-cell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9" office:value-type="string" calcext:value-type="string">
            <text:p>- message service <text:span text:style-name="T1">(</text:span>send<text:span text:style-name="T1">)</text:span></text:p>
          </table:table-cell>
          <table:table-cell table:style-name="ce15" office:value-type="string" calcext:value-type="string">
            <text:p>15 mn</text:p>
          </table:table-cell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9" office:value-type="string" calcext:value-type="string">
            <text:p>- internet service <text:span text:style-name="T1">(</text:span>navigate<text:span text:style-name="T1">)</text:span></text:p>
          </table:table-cell>
          <table:table-cell table:style-name="ce15" office:value-type="string" calcext:value-type="string">
            <text:p>15 mn</text:p>
          </table:table-cell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 office:value-type="string" calcext:value-type="string">
            <text:p>firebase notification</text:p>
          </table:table-cell>
          <table:table-cell table:style-name="ce9" office:value-type="string" calcext:value-type="string">
            <text:p>- config notification on app component -&gt; when receiving new notif then just display an alert</text:p>
          </table:table-cell>
          <table:table-cell table:style-name="ce15" office:value-type="string" calcext:value-type="string">
            <text:p>1 hr</text:p>
          </table:table-cell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spring</text:p>
          </table:table-cell>
          <table:table-cell table:style-name="ce9" office:value-type="string" calcext:value-type="string">
            <text:p>firebase notification</text:p>
          </table:table-cell>
          <table:table-cell table:style-name="ce9" office:value-type="string" calcext:value-type="string">
            <text:p>- create table users_fcm_ids -&gt; when mobile user register to firebase, save the ID of firebase to the database</text:p>
          </table:table-cell>
          <table:table-cell table:style-name="ce15" office:value-type="string" calcext:value-type="string">
            <text:p>1 hr</text:p>
          </table:table-cell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spring</text:p>
          </table:table-cell>
          <table:table-cell table:style-name="ce9" office:value-type="string" calcext:value-type="string">
            <text:p>firebase notification</text:p>
          </table:table-cell>
          <table:table-cell table:style-name="ce9" office:value-type="string" calcext:value-type="string">
            <text:p>- when user sends a new message -&gt; send a request to firebase -&gt; firebase sends notification to user</text:p>
          </table:table-cell>
          <table:table-cell table:style-name="ce15" office:value-type="string" calcext:value-type="string">
            <text:p>1 hr</text:p>
          </table:table-cell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9" office:value-type="string" calcext:value-type="string">
            <text:p>- offer module (buy_offer, list_offers)</text:p>
          </table:table-cell>
          <table:table-cell table:style-name="ce15" office:value-type="string" calcext:value-type="string">
            <text:p>30 mn</text:p>
          </table:table-cell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spring <text:s/></text:p>
          </table:table-cell>
          <table:table-cell table:style-name="ce9"/>
          <table:table-cell table:style-name="ce9" office:value-type="string" calcext:value-type="string">
            <text:p>- consumption management</text:p>
          </table:table-cell>
          <table:table-cell table:style-name="ce15" office:value-type="string" calcext:value-type="string">
            <text:p>2 hr</text:p>
          </table:table-cell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angular</text:p>
          </table:table-cell>
          <table:table-cell table:style-name="ce9"/>
          <table:table-cell table:style-name="ce9" office:value-type="string" calcext:value-type="string">
            <text:p>- environment variables URL</text:p>
          </table:table-cell>
          <table:table-cell table:style-name="ce15"/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spring</text:p>
          </table:table-cell>
          <table:table-cell table:style-name="ce9"/>
          <table:table-cell table:style-name="ce9" office:value-type="string" calcext:value-type="string">
            <text:p>- request mapping to controllers</text:p>
          </table:table-cell>
          <table:table-cell table:style-name="ce15" office:value-type="string" calcext:value-type="string">
            <text:p>5 mn</text:p>
          </table:table-cell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spring </text:p>
          </table:table-cell>
          <table:table-cell table:style-name="ce9"/>
          <table:table-cell table:style-name="ce9" office:value-type="string" calcext:value-type="string">
            <text:p>- date format for IONIC and modify CDate class</text:p>
          </table:table-cell>
          <table:table-cell table:style-name="ce15" office:value-type="string" calcext:value-type="string">
            <text:p>5 mn</text:p>
          </table:table-cell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- add column isValidated in table Deposit </text:p>
          </table:table-cell>
          <table:table-cell table:style-name="ce15"/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Automatic phone number generation </text:p>
          </table:table-cell>
          <table:table-cell table:style-name="ce15"/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Column in customer table phoenumber should be only the number of the customer without +26133 </text:p>
          </table:table-cell>
          <table:table-cell table:style-name="ce15"/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What about the usage of preparedstatement in FctGen </text:p>
          </table:table-cell>
          <table:table-cell table:style-name="ce15"/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Quand effectuer transaction MVOLA alors entrer mot de passe </text:p>
          </table:table-cell>
          <table:table-cell table:style-name="ce15"/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HASH PASSWORD </text:p>
          </table:table-cell>
          <table:table-cell table:style-name="ce15"/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SETUP JWT in  spring boot </text:p>
          </table:table-cell>
          <table:table-cell table:style-name="ce15"/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create a web service for withdraw: simulation of JWT </text:p>
          </table:table-cell>
          <table:table-cell table:style-name="ce15"/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make web services work in spring boot (deposit, credit) </text:p>
          </table:table-cell>
          <table:table-cell table:style-name="ce15"/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appel, message, internet </text:p>
          </table:table-cell>
          <table:table-cell table:style-name="ce15"/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setup notification with firebase </text:p>
          </table:table-cell>
          <table:table-cell table:style-name="ce15"/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create message navigation in ionic </text:p>
          </table:table-cell>
          <table:table-cell table:style-name="ce15"/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notification when deposit, withdraw </text:p>
          </table:table-cell>
          <table:table-cell table:style-name="ce15"/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change prefix to requestmapping in SPRING </text:p>
          </table:table-cell>
          <table:table-cell table:style-name="ce15"/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isvalidated in table deposit =&gt; change all balance request of user </text:p>
          </table:table-cell>
          <table:table-cell table:style-name="ce15"/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- Base de données:        - firebase_cloud_messaging: customer_id, app_id        - JWT table: </text:p>
          </table:table-cell>
          <table:table-cell table:style-name="ce15"/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- Interface simulation: appel et internet        - Interface pour se connecter        - Notification firebase:            - Interface espace client pour connaître solde crédit et solde mobile money (which should be firebase notification)            - Interface liste des messages </text:p>
          </table:table-cell>
          <table:table-cell table:style-name="ce15"/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- JWT with spring boot </text:p>
          </table:table-cell>
          <table:table-cell table:style-name="ce15"/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- Working SPRING BOOT web services </text:p>
          </table:table-cell>
          <table:table-cell table:style-name="ce15"/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- deploying to heroku </text:p>
          </table:table-cell>
          <table:table-cell table:style-name="ce15"/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statistiques</text:p>
          </table:table-cell>
          <table:table-cell table:style-name="ce15"/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nouvelle insertion tarification</text:p>
          </table:table-cell>
          <table:table-cell table:style-name="ce15"/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solde crédit, solde mobile money </text:p>
          </table:table-cell>
          <table:table-cell table:style-name="ce15"/>
          <table:table-cell table:style-name="ce17" table:number-columns-repeated="2"/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automatic phone_number generation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clean up code: controllers should be short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deploy spring to heroku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deploy angular back office to heroku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maquette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add specific link to access back office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add specific link to access front office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create a operator table (id, name, phone_prefix)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create a function to get prefix from a phone_number (033/+26133): get prefix from base and compare to check if a number is interior or exterior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SQL data types performance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when getting input in Offer, if appel is in minutes or hours, transform it into seconds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buy offer from credit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use internet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find the routes that need to be protected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implement authentification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in CDATE class, make dateformat as "yyyy-MM-dd hh:mm"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URL string for mongodb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buy offer from mobile money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purchase offer credit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offer appel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jwt authentification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offer algorithm for message and calls with interior and exterior price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0" office:value-type="string" calcext:value-type="string">
            <text:p>- Exterior phone number when message, call, interne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0" office:value-type="string" calcext:value-type="string">
            <text:p>- statistic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 office:value-type="string" calcext:value-type="string">
            <text:p>- optimisation table SQL</text:p>
          </table:table-cell>
          <table:table-cell table:number-columns-repeated="1021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10:26:58.6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7T22:30:13.429000000</meta:creation-date>
    <dc:date>2021-03-22T10:27:12.406000000</dc:date>
    <meta:editing-duration>PT44M38S</meta:editing-duration>
    <meta:editing-cycles>34</meta:editing-cycles>
    <meta:generator>LibreOffice/7.0.4.2$Windows_X86_64 LibreOffice_project/dcf040e67528d9187c66b2379df5ea4407429775</meta:generator>
    <meta:document-statistic meta:table-count="1" meta:cell-count="106" meta:object-count="0"/>
  </office:meta>
</office:document-meta>
</file>